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ire glisser dans une certaine zone pour détecter </text:p>
      <text:p text:style-name="Standard"/>
      <text:p text:style-name="Standard"/>
      <text:p text:style-name="Standard">trancher les fruits</text:p>
      <text:p text:style-name="Standard">à l'écran pour des points, si raté ou <text:s/>non tranché, = strikes, 3 =défaite</text:p>
      <text:p text:style-name="Standard">glaçon = gel</text:p>
      <text:p text:style-name="Standard">bombe = t mor</text:p>
      <text:p text:style-name="Standard">combo de fruits</text:p>
      <text:p text:style-name="Standard">si mauvaise touche = strike</text:p>
      <text:p text:style-name="Standard"/>
      <text:p text:style-name="Standard"/>
      <text:p text:style-name="Standard">résumer les consig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27T09:35:35.78</meta:creation-date>
    <meta:document-statistic meta:table-count="0" meta:image-count="0" meta:object-count="0" meta:page-count="1" meta:paragraph-count="8" meta:word-count="43" meta:character-count="231"/>
    <dc:date>2025-01-27T10:01:04.57</dc:date>
    <meta:editing-duration>PT10M18S</meta:editing-duration>
    <meta:editing-cycles>1</meta:editing-cycles>
    <meta:generator>OpenOffice/4.1.15$Win32 OpenOffice.org_project/4115m2$Build-9813</meta:generator>
  </office:meta>
</office:document-meta>
</file>